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3.533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3.533cm"/>
        </style:tab-stops>
      </style:paragraph-properties>
      <style:text-properties officeooo:rsid="000d50c5" officeooo:paragraph-rsid="0008e39c"/>
    </style:style>
    <style:style style:name="P3" style:family="paragraph" style:parent-style-name="Standard">
      <style:text-properties officeooo:paragraph-rsid="0008e39c"/>
    </style:style>
    <style:style style:name="P4" style:family="paragraph" style:parent-style-name="Standard">
      <style:paragraph-properties>
        <style:tab-stops>
          <style:tab-stop style:position="3.533cm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3.533cm"/>
        </style:tab-stops>
      </style:paragraph-properties>
      <style:text-properties officeooo:rsid="000ab137" officeooo:paragraph-rsid="000ab137"/>
    </style:style>
    <style:style style:name="T1" style:family="text">
      <style:text-properties officeooo:rsid="0007de50"/>
    </style:style>
    <style:style style:name="T2" style:family="text">
      <style:text-properties officeooo:rsid="000d50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header_title_text"/>MUCH ADO ABOUT NOTHING<text:line-break/>by <text:span text:style-name="T1">William Shakespeare</text:span></text:p>
      <text:p text:style-name="P1">DRAMATIS PERSONAE:</text:p>
      <text:p text:style-name="P1"/>
      <text:p text:style-name="P3">DRAMATIS PERSONAE:</text:p>
      <text:p text:style-name="P3">DON PEDRO, Prince of Arragon. </text:p>
      <text:p text:style-name="P3">DON JOHN, his bastard Brother. </text:p>
      <text:p text:style-name="P3">CLAUDIO, a young Lord of Florence. </text:p>
      <text:p text:style-name="P3">BENEDICK, a young Lord of Padua. </text:p>
      <text:p text:style-name="P3">BEATRICE, Niece to Leonato. </text:p>
      <text:p text:style-name="P3">MARGARET, Waiting-gentlewoman attending on Hero. </text:p>
      <text:p text:style-name="P3">URSULA, Waiting-gentlewoman attending on Her<text:span text:style-name="T2">o</text:span></text:p>
      <text:p text:style-name="P2">…</text:p>
      <text:p text:style-name="P2"/>
      <text:p text:style-name="P5"><text:bookmark-start text:name="__DdeLink__21211_1021127339"/><text:bookmark-start text:name="__DdeLink__21209_1021127339"/>Scene 3. LEONATO'S Garden.</text:p>
      <text:p text:style-name="P5">[Enter Benedick.]</text:p>
      <text:p text:style-name="P5">BENEDICK. Boy!</text:p>
      <text:p text:style-name="P5">[Enter a Boy.]</text:p>
      <text:p text:style-name="P5">BOY Signior?</text:p>
      <text:p text:style-name="P5">BENEDICK. In my chamber-window lies a book; bring it hither to me in the orchard.</text:p>
      <text:p text:style-name="P5">BOY. I am here already, sir.</text:p>
      <text:p text:style-name="P5">BENEDICK. I know that; but I would have thee hence, and here again. [Exit Boy.] I do much wonder that one man, seeing how much another man is a fool when he dedicates his behaviours to love, will, after he hath laughed at such shallow follies in others, become the argument of his own scorn by falling in love: and such a man is Claudio. I have known, when there was no music with him but the drum and the fife; and now had he rather hear the tabor and the pipe: I have known when he would have walked ten mile afoot to see a good armour; and now will he lie ten nights awake, carving the fashion of a new doublet. He was wont to speak plain and to the purpose, like an honest man and a soldier; and now is he turned orthography; his words are a very fantastical banquet, just so many strange dishes. May I be so converted, and see with these eyes? I cannot tell; I think not: I will not be sworn but love may transform me to an oyster; but I'll take my oath on it, till he have made an oyster of me, he shall never make me such a fool. One woman is fair, yet I am well; another is wise, yet I am well; another virtuous, yet I am well; but till all graces be in one woman, one woman shall not come in my grace. Rich she shall be, that's certain; wise, or I'll none; virtuous, or I'll never cheapen her; fair, or I'll never look on her; mild, or come not near me; noble, or not I for an angel; of good discourse, an excellent musician, and her hair shall be of what colour it please God. Ha! the prince and Monsieur Love! I will hide me in the arbour. [Withdraws.]<text:bookmark-end text:name="__DdeLink__21211_1021127339"/><text:bookmark-end text:name="__DdeLink__21209_102112733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N </meta:initial-creator>
    <meta:creation-date>2017-07-04T17:38:26.196820876</meta:creation-date>
    <dc:date>2017-07-06T14:21:06.529850091</dc:date>
    <dc:creator>BN </dc:creator>
    <meta:editing-duration>PT3H53M53S</meta:editing-duration>
    <meta:editing-cycles>6</meta:editing-cycles>
    <meta:generator>LibreOffice/4.3.3.2$Linux_X86_64 LibreOffice_project/430m0$Build-2</meta:generator>
    <meta:document-statistic meta:table-count="0" meta:image-count="0" meta:object-count="0" meta:page-count="1" meta:paragraph-count="19" meta:word-count="396" meta:character-count="2088" meta:non-whitespace-character-count="1705"/>
  </office:meta>
</office:document-meta>
</file>